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Open Sans', Helvetica, Arial, sans-serif"/>
    <style:font-face style:name="Consolas" svg:font-family="Consolas, Courier,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75a" officeooo:paragraph-rsid="0018675a"/>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444444" style:font-name="Amazon Ember"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Amazon Ember" fo:font-size="12pt" fo:letter-spacing="normal" fo:font-style="normal" fo:font-weight="normal" loext:padding="0cm" loext:border="none"/>
    </style:style>
    <style:style style:name="P5" style:family="paragraph" style:parent-style-name="Heading_20_1">
      <style:text-properties fo:font-variant="normal" fo:text-transform="none" fo:color="#e47911" style:font-name="Amazon Ember" fo:font-size="18pt" fo:letter-spacing="normal" fo:font-style="normal" fo:font-weight="bold" officeooo:rsid="0018675a" officeooo:paragraph-rsid="0018675a"/>
    </style:style>
    <style:style style:name="P6" style:family="paragraph" style:parent-style-name="Text_20_body">
      <style:paragraph-properties fo:margin-left="0cm" fo:margin-right="0cm" fo:orphans="2" fo:widows="2" fo:text-indent="0cm" style:auto-text-indent="false"/>
      <style:text-properties fo:font-variant="normal" fo:text-transform="none" fo:color="#444444" style:font-name="Amazon Ember" fo:font-size="12pt" fo:letter-spacing="normal" fo:font-style="normal" fo:font-weight="normal"/>
    </style:style>
    <style:style style:name="P7" style:family="paragraph" style:parent-style-name="Heading_20_3">
      <style:paragraph-properties fo:margin-left="0cm" fo:margin-right="0cm" fo:orphans="2" fo:widows="2" fo:text-indent="0cm" style:auto-text-indent="false"/>
      <style:text-properties fo:font-variant="normal" fo:text-transform="none" fo:color="#444444" style:font-name="Amazon Ember" fo:font-size="16pt" fo:letter-spacing="normal" fo:font-style="normal" fo:font-weight="normal" style:font-size-asian="16pt" style:font-size-complex="16pt"/>
    </style:style>
    <style:style style:name="T1" style:family="text">
      <style:text-properties fo:font-variant="normal" fo:text-transform="none" fo:color="#444444" style:font-name="Amazon Ember" fo:font-size="12pt" fo:letter-spacing="normal" fo:font-style="normal" fo:font-weight="normal"/>
    </style:style>
    <style:style style:name="T2" style:family="text">
      <style:text-properties fo:font-variant="normal" fo:text-transform="none" fo:color="#444444" style:font-name="Consolas" fo:font-size="12pt" fo:letter-spacing="normal" fo:font-style="normal" fo:font-weight="normal"/>
    </style:style>
    <style:style style:name="T3" style:family="text">
      <style:text-properties fo:font-variant="normal" fo:text-transform="none" fo:color="#e48700" style:text-line-through-style="none" style:text-line-through-type="none" style:font-name="Amazon Ember" fo:font-size="12pt" fo:letter-spacing="normal" fo:font-style="normal" style:text-underline-style="none" fo:font-weight="normal" style:text-blinking="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using-network-security"/>Amazon EC2 Security Groups for Linux Instances</text:h>
      <text:p text:style-name="P2"><text:span text:style-name="T1">A </text:span><text:span text:style-name="Emphasis"><text:span text:style-name="T1">security group</text:span></text:span><text:span text:style-name="T1"> acts as a virtual firewall that controls the traffic for one or more instances. When you launch an instance, you can specify one or more security groups; otherwise, we use the default security group. You can add rules to each security group that allow traffic to or from its associated instances. You can modify the rules for a security group at any time; the new rules are automatically applied to all instances that are associated with the security group. When we decide whether to allow traffic to reach an instance, we evaluate all the rules from all the security groups that are associated with the instance.</text:span></text:p>
      <text:p text:style-name="P2"><text:span text:style-name="T1">When you launch an instance in a VPC, you must specify a security group that's created for that VPC. After you launch an instance, you can change its security groups. Security groups are associated with network interfaces. Changing an instance's security groups changes the security groups associated with the primary network interface (eth0). For more information, see </text:span><text:a xlink:type="simple" xlink:href="https://docs.aws.amazon.com/vpc/latest/userguide/VPC_SecurityGroups.html#SG_Changing_Group_Membership" text:style-name="Internet_20_link" text:visited-style-name="Visited_20_Internet_20_Link"><text:span text:style-name="T3">Changing an Instance's Security Groups</text:span></text:a><text:span text:style-name="T1"> in the </text:span><text:span text:style-name="Emphasis"><text:span text:style-name="T1">Amazon VPC User Guide</text:span></text:span><text:span text:style-name="T1">. You can also change the security groups associated with any other network interface. For more information, see </text:span><text:a xlink:type="simple" xlink:href="https://docs.aws.amazon.com/AWSEC2/latest/UserGuide/using-eni.html#eni_security_group" text:style-name="Internet_20_link" text:visited-style-name="Visited_20_Internet_20_Link"><text:span text:style-name="T3">Changing the Security Group</text:span></text:a><text:span text:style-name="T1">.</text:span></text:p>
      <text:p text:style-name="P3">If you have requirements that aren't met by security groups, you can maintain your own firewall on any of your instances in addition to using security groups.</text:p>
      <text:p text:style-name="P2"><text:span text:style-name="T1">If you need to allow traffic to a Windows instance, see </text:span><text:a xlink:type="simple" xlink:href="https://docs.aws.amazon.com/AWSEC2/latest/WindowsGuide/using-network-security.html" text:style-name="Internet_20_link" text:visited-style-name="Visited_20_Internet_20_Link"><text:span text:style-name="T3">Amazon EC2 Security Groups for Windows Instances</text:span></text:a><text:span text:style-name="T1"> in the </text:span><text:span text:style-name="Emphasis"><text:span text:style-name="T1">Amazon EC2 User Guide for Windows Instances</text:span></text:span><text:span text:style-name="T1">.</text:span></text:p>
      <text:h text:style-name="P7" text:outline-level="3"><text:bookmark text:name="SG_Changing_Group_Membership"/>Changing an Instance's Security Groups</text:h>
      <text:p text:style-name="P2"><text:span text:style-name="T1">After you launch an instance into a VPC, you can change the security groups that are associated with the instance. You can change the security groups for an instance when the instance is in the </text:span><text:span text:style-name="Source_20_Text"><text:span text:style-name="T2">running</text:span></text:span><text:span text:style-name="T1"> or </text:span><text:span text:style-name="Source_20_Text"><text:span text:style-name="T2">stopped</text:span></text:span><text:span text:style-name="T1"> state.</text:span></text:p>
      <text:p text:style-name="P4"/>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Open Sans', Helvetica, Arial, sans-serif"/>
    <style:font-face style:name="Consolas" svg:font-family="Consolas, Courier,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0:48:49.511326228</meta:creation-date>
    <meta:editing-duration>PT12M16S</meta:editing-duration>
    <meta:editing-cycles>4</meta:editing-cycles>
    <meta:generator>LibreOffice/5.1.6.2$Linux_X86_64 LibreOffice_project/10m0$Build-2</meta:generator>
    <dc:date>2019-02-07T15:49:38.063953438</dc:date>
    <meta:document-statistic meta:table-count="0" meta:image-count="0" meta:object-count="0" meta:page-count="1" meta:paragraph-count="7" meta:word-count="303" meta:character-count="1825" meta:non-whitespace-character-count="1529"/>
  </office:meta>
</office:document-meta>
</file>